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fo:border="thin solid #CDCDCD" style:vertical-align="top" fo:wrap-option="wrap" fo:background-color="#E6E6E6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7">
      <style:table-cell-properties style:vertical-align="top" fo:background-color="transparent" style:cell-protect="protected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fo:border="thin solid #CDCDCD" style:vertical-align="top" fo:wrap-option="wrap" fo:background-color="#E6E6E6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7">
      <style:table-cell-properties fo:border="thin solid #CDCDCD" style:vertical-align="top" fo:background-color="#FFFFFF" style:cell-protect="protected"/>
      <style:text-properties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CDCDCD" style:vertical-align="top" fo:background-color="#FFFFFF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7">
      <style:table-cell-properties fo:border="thin solid #CDCDCD" style:vertical-align="top" fo:background-color="#FFFFFF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37">
      <style:table-cell-properties fo:border="thin solid #CDCDCD" style:vertical-align="top" fo:background-color="#FFFFFF" style:cell-protect="protected"/>
      <style:text-properties fo:font-size="12pt" style:font-size-asian="12pt" style:font-size-complex="12pt"/>
    </style:style>
    <style:style style:name="ce9" style:family="table-cell" style:parent-style-name="Default" style:data-style-name="N38">
      <style:table-cell-properties fo:border="thin solid #CDCDCD" style:vertical-align="top" fo:background-color="#FFFFFF" style:cell-protect="protected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CDCDCD" style:vertical-align="top" fo:background-color="#FFFFFF" style:cell-protect="protected"/>
      <style:text-properties fo:font-size="12pt" style:font-size-asian="12pt" style:font-size-complex="12p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6.24416666666667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5.8737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5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  <table:iteration table:maximum-difference="1E-4"/>
      </table:calculation-settings>
      <table:table table:name="Sheet_1_-_Table_1" table:style-name="ta1">
        <table:shapes>
          <draw:frame draw:z-index="1" draw:id="id0" draw:style-name="a0" draw:name="Chart 1" svg:x="1.18595in" svg:y="2.39648in" svg:width="9.3882in" svg:height="6.679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5" table:default-cell-style-name="ce3"/>
        <table:table-column table:style-name="co7" table:number-columns-repeated="245" table:default-cell-style-name="ce3"/>
        <table:table-column table:style-name="co8" table:number-columns-repeated="768" table:default-cell-style-name="ce1"/>
        <table:table-column table:style-name="co9" table:number-columns-repeated="15360" table:default-cell-style-name="ce1"/>
        <table:table-row table:style-name="ro1">
          <table:table-cell table:number-columns-repeated="11" table:style-name="ce2"/>
          <table:table-cell table:number-columns-repeated="16373"/>
        </table:table-row>
        <table:table-row table:number-rows-repeated="3" table:style-name="ro1">
          <table:table-cell table:style-name="ce4"/>
          <table:table-cell table:number-columns-repeated="10" table:style-name="ce5"/>
          <table:table-cell table:number-columns-repeated="16373"/>
        </table:table-row>
        <table:table-row table:style-name="ro2">
          <table:table-cell table:style-name="ce4"/>
          <table:table-cell office:value-type="string" table:style-name="ce6">
            <text:p>Núcleos</text:p>
          </table:table-cell>
          <table:table-cell office:value-type="string" table:style-name="ce6">
            <text:p>Tempo de Execução (s)</text:p>
          </table:table-cell>
          <table:table-cell office:value-type="string" table:style-name="ce6">
            <text:p>Speed-Up</text:p>
          </table:table-cell>
          <table:table-cell office:value-type="string" table:style-name="ce6">
            <text:p>Speed-Up Ideal</text:p>
          </table:table-cell>
          <table:table-cell office:value-type="string" table:style-name="ce6">
            <text:p>Eficiência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1" table:style-name="ce7">
            <text:p>1</text:p>
          </table:table-cell>
          <table:table-cell office:value-type="float" office:value="39.853999999999999" table:style-name="ce8">
            <text:p>39,854</text:p>
          </table:table-cell>
          <table:table-cell office:value-type="float" office:value="1" table:style-name="ce9">
            <text:p>1,0</text:p>
          </table:table-cell>
          <table:table-cell office:value-type="float" office:value="1" table:style-name="ce10">
            <text:p>1</text:p>
          </table:table-cell>
          <table:table-cell office:value-type="float" office:value="1" table:formula="of:=([.D6]/[.B6])" table:style-name="ce9">
            <text:p>1,0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2" table:style-name="ce7">
            <text:p>2</text:p>
          </table:table-cell>
          <table:table-cell office:value-type="float" office:value="20.193000000000001" table:style-name="ce8">
            <text:p>20,193</text:p>
          </table:table-cell>
          <table:table-cell office:value-type="float" office:value="1.9736542366166492" table:formula="of:=([.C6]/[.C7])" table:style-name="ce9">
            <text:p>2,0</text:p>
          </table:table-cell>
          <table:table-cell office:value-type="float" office:value="2" table:style-name="ce10">
            <text:p>2</text:p>
          </table:table-cell>
          <table:table-cell office:value-type="float" office:value="0.98682711830832459" table:formula="of:=([.D7]/[.B7])" table:style-name="ce9">
            <text:p>1,0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4" table:style-name="ce7">
            <text:p>4</text:p>
          </table:table-cell>
          <table:table-cell office:value-type="float" office:value="15.273" table:style-name="ce8">
            <text:p>15,273</text:p>
          </table:table-cell>
          <table:table-cell office:value-type="float" office:value="2.6094414980684868" table:formula="of:=([.C6]/[.C8])" table:style-name="ce9">
            <text:p>2,6</text:p>
          </table:table-cell>
          <table:table-cell office:value-type="float" office:value="4" table:style-name="ce10">
            <text:p>4</text:p>
          </table:table-cell>
          <table:table-cell office:value-type="float" office:value="0.6523603745171217" table:formula="of:=([.D8]/[.B8])" table:style-name="ce9">
            <text:p>0,7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6" table:style-name="ce7">
            <text:p>6</text:p>
          </table:table-cell>
          <table:table-cell office:value-type="float" office:value="13.618" table:style-name="ce8">
            <text:p>13,618</text:p>
          </table:table-cell>
          <table:table-cell office:value-type="float" office:value="2.9265677779409605" table:formula="of:=([.C6]/[.C9])" table:style-name="ce9">
            <text:p>2,9</text:p>
          </table:table-cell>
          <table:table-cell office:value-type="float" office:value="6" table:style-name="ce10">
            <text:p>6</text:p>
          </table:table-cell>
          <table:table-cell office:value-type="float" office:value="0.48776129632349341" table:formula="of:=([.D9]/[.B9])" table:style-name="ce9">
            <text:p>0,5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8" table:style-name="ce7">
            <text:p>8</text:p>
          </table:table-cell>
          <table:table-cell office:value-type="float" office:value="13.116" table:style-name="ce8">
            <text:p>13,116</text:p>
          </table:table-cell>
          <table:table-cell office:value-type="float" office:value="3.0385788350106742" table:formula="of:=([.C6]/[.C10])" table:style-name="ce9">
            <text:p>3,0</text:p>
          </table:table-cell>
          <table:table-cell office:value-type="float" office:value="8" table:style-name="ce10">
            <text:p>8</text:p>
          </table:table-cell>
          <table:table-cell office:value-type="float" office:value="0.37982235437633427" table:formula="of:=([.D10]/[.B10])" table:style-name="ce9">
            <text:p>0,4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16" table:style-name="ce7">
            <text:p>16</text:p>
          </table:table-cell>
          <table:table-cell office:value-type="float" office:value="13.393000000000001" table:style-name="ce8">
            <text:p>13,393</text:p>
          </table:table-cell>
          <table:table-cell office:value-type="float" office:value="2.9757335921750165" table:formula="of:=([.C6]/[.C11])" table:style-name="ce9">
            <text:p>3,0</text:p>
          </table:table-cell>
          <table:table-cell office:value-type="float" office:value="16" table:style-name="ce10">
            <text:p>16</text:p>
          </table:table-cell>
          <table:table-cell office:value-type="float" office:value="0.18598334951093853" table:formula="of:=([.D11]/[.B11])" table:style-name="ce9">
            <text:p>0,2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table:number-columns-repeated="5" table:style-name="ce8"/>
          <table:table-cell table:number-columns-repeated="5" table:style-name="ce5"/>
          <table:table-cell table:number-columns-repeated="16373"/>
        </table:table-row>
        <table:table-row table:number-rows-repeated="11" table:style-name="ro1">
          <table:table-cell table:style-name="ce4"/>
          <table:table-cell table:number-columns-repeated="10" table:style-name="ce5"/>
          <table:table-cell table:number-columns-repeated="16373"/>
        </table:table-row>
        <table:table-row table:number-rows-repeated="1048553" table:style-name="ro4">
          <table:table-cell table:number-columns-repeated="16384"/>
        </table:table-row>
      </table:table>
      <table:named-expressions>
        <table:named-expression table:name="__shared_1_0_0" table:expression="of:=&quot;(#REF!/#REF!)&quot;" table:base-cell-address="Sheet_1_-_Tabl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decimal-places="0" number:min-integer-digits="1"/>
    </number:number-style>
    <number:number-style style:name="N37" number:language="en" number:country="US">
      <number:number number:min-integer-digits="1"/>
    </number:number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top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top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top" fo:background-color="transparent"/>
      <style:text-properties fo:color="#000000" style:font-name="Helvetica Neue" style:font-name-asian="Helvetica Neue" style:font-name-complex="Helvetica Neue" fo:font-size="11pt" style:font-size-asian="11pt" style:font-size-complex="11pt"/>
    </style:style>
    <style:style style:name="Result" style:family="table-cell" style:data-style-name="N0">
      <style:table-cell-properties style:vertical-align="top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top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Tatiany Keiko Mori</dc:creator>
    <meta:creation-date>2013-10-23T12:26:45Z</meta:creation-date>
    <dc:date>2021-03-30T20:02:11Z</dc:date>
    <meta:editing-cycles>1</meta:editing-cycles>
    <meta:editing-duration>PT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number-style style:name="N40" number:language="en" number:country="US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1S1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T02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36">
      <style:chart-properties chart:gap-width="90" chart:overlap="-10" chart:link-data-style-to-source="true" chart:visible="true" chart:logarithmic="false" chart:maximum="1" chart:minimum="0" chart:origin="0" chart:interval-major="0.25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false" chart:percentage="false"/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Axs2" style:data-style-name="N36">
      <style:chart-properties chart:gap-width="90" chart:overlap="-10" chart:link-data-style-to-source="true" chart:visible="true" chart:logarithmic="false" chart:maximum="16" chart:minimum="0" chart:origin="0" chart:interval-major="4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80.9527559055118pt" svg:width="675.9503937007874pt" chart:style-name="Crt0">
        <chart:title svg:x="208.9833070866141pt" svg:y="7.010236220472441pt" chart:style-name="CT00">
          <text:p text:style-name="a1" text:class-names="" text:cond-style-name="">Aplicação / Máquina</text:p>
        </chart:title>
        <chart:legend chart:legend-position="bottom" chart:legend-align="center" chart:style-name="Lgnd"/>
        <chart:plot-area svg:x="40.87385826771654pt" svg:y="38.20866141732284pt" svg:width="562.6825984251968pt" svg:height="380.3007874015748pt" chart:style-name="Plt0">
          <chart:axis chart:dimension="y" chart:name="primary-y" chart:style-name="Axs0">
            <chart:title svg:x="607.9216535433071pt" svg:y="178.0329921259843pt" chart:style-name="AT00">
              <text:p text:style-name="a2" text:class-names="" text:cond-style-name="">Eficiência</text:p>
            </chart:title>
            <chart:grid chart:class="major" chart:style-name="GMa0"/>
          </chart:axis>
          <chart:axis chart:dimension="x" chart:name="primary-x" chart:style-name="Axs1">
            <chart:categories table:cell-range-address="Sheet_1_-_Table_1.$B$6:.$B$11"/>
          </chart:axis>
          <chart:axis chart:dimension="y" chart:name="secondary-y" chart:style-name="Axs2">
            <chart:title svg:x="7.029606299212598pt" svg:y="134.0137007874016pt" chart:style-name="AT02">
              <text:p text:style-name="a3" text:class-names="" text:cond-style-name="">Fator de Aceleração</text:p>
            </chart:title>
          </chart:axis>
          <chart:axis chart:dimension="x" chart:name="secondary-X" chart:style-name="Axs3">
            <chart:title svg:x="289.0369291338582pt" svg:y="421.0038582677165pt" chart:style-name="AT03">
              <text:p text:style-name="a4" text:class-names="" text:cond-style-name="">Núcleos</text:p>
            </chart:title>
          </chart:axis>
          <chart:series chart:label-cell-address="Sheet_1_-_Table_1.$F$5" chart:values-cell-range-address="Sheet_1_-_Table_1.$F$6:.$F$11" chart:class="chart:bar" chart:attached-axis="primary-y" chart:style-name="G0S0">
            <chart:data-point chart:repeated="6"/>
          </chart:series>
          <chart:series chart:label-cell-address="Sheet_1_-_Table_1.$D$5" chart:values-cell-range-address="Sheet_1_-_Table_1.$D$6:.$D$11" chart:class="chart:line" chart:attached-axis="secondary-y" chart:style-name="G1S0">
            <chart:data-point chart:repeated="6"/>
          </chart:series>
          <chart:series chart:label-cell-address="Sheet_1_-_Table_1.$E$5" chart:values-cell-range-address="Sheet_1_-_Table_1.$E$6:.$E$11" chart:class="chart:line" chart:attached-axis="secondary-y" chart:style-name="G1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5" draw:style="linear" draw:angle="0" draw:start-color="#6083cb" draw:end-color="#3e70ca" draw:start-intensity="100%" draw:end-intensity="100%"/>
  </office:styles>
</office:document-styles>
</file>